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NSimSun" svg:font-family="NSimSun" style:font-family-generic="modern" style:font-pitch="fixed"/>
    <style:font-face style:name="Cardinal" svg:font-family="Cardinal" style:font-pitch="variable"/>
    <style:font-face style:name="Linux Libertine1" svg:font-family="'Linux Libertine'" style:font-pitch="variable"/>
    <style:font-face style:name="Linux Libertine" svg:font-family="'Linux Libertine'" style:font-adornments="Regular" style:font-pitch="variable"/>
    <style:font-face style:name="Quivira1" svg:font-family="Quivira" style:font-adornments="Bold" style:font-family-generic="roman" style:font-pitch="variable"/>
    <style:font-face style:name="Quivira" svg:font-family="Quivir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Heading_20_1">
      <style:text-properties fo:font-size="22pt" style:font-size-asian="22pt" style:font-size-complex="22pt"/>
    </style:style>
    <style:style style:name="P5" style:family="paragraph" style:parent-style-name="Text_20_body">
      <style:paragraph-properties fo:text-align="justify" style:justify-single-word="false"/>
    </style:style>
    <style:style style:name="T1" style:family="text">
      <style:text-properties style:font-name="Linux Libertine1"/>
    </style:style>
    <style:style style:name="T2" style:family="text">
      <style:text-properties style:font-name="Cardin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Frame1" text:anchor-type="paragraph" svg:x="0.0902in" svg:y="-0.0098in" svg:width="6.8445in" draw:z-index="0"><draw:text-box fo:min-height="0.5429in"><text:h text:style-name="P4" text:outline-level="1">WBTV 1 : Publish-Subscribe for Embedded Devices</text:h></draw:text-box></draw:frame></text:h>
      <text:h text:style-name="Heading_20_2" text:outline-level="2">Introduction</text:h>
      <text:p text:style-name="P2">This page presents a simple protocol for realizing publish-subscribe messaging in small low cost embedded devices using ordinary UART(8-n-1) over any wired-AND physical layer.</text:p>
      <text:p text:style-name="P2">The protocol can be implemented in about 3K of memory+ 70 bytes of RAM.</text:p>
      <text:p text:style-name="P2">The protocol has no special dependence on timing of byte arrivals and does not rely on timeouts to detect a node that has failed during transmission. </text:p>
      <text:p text:style-name="P3">Where legally possible, I place this document and protocol into the Public Domain. Elsewhere I release this work under the Creative Commons Zero License.</text:p>
      <text:h text:style-name="Heading_20_2" text:outline-level="2">Semantics</text:h>
      <text:p text:style-name="P2">Each message can be thought of as pushing a “message” made of “segments” to a “channel”. Both the message segments and the name of the channel are arbitrary 8 bit strings. </text:p>
      <text:p text:style-name="P2">All channels with &lt;4 byte names are reserved for future standardization. </text:p>
      <text:p text:style-name="P2">To avoid conflicts, channel names should be based on URLs or UUIDs or some other unique string, but can simply be chosen arbitrarily when global compatibility is not required.</text:p>
      <text:p text:style-name="P2">Channels can be thought of as inputs or outputs or both of the node that “owns” the channel. </text:p>
      <text:p text:style-name="P2">Devices can use a common prefix for all their owned channels but are not required to.</text:p>
      <text:p text:style-name="P2"/>
      <text:h text:style-name="Heading_20_3" text:outline-level="3">The INFO channel</text:h>
      <text:p text:style-name="P2">The channel INFO is reserved as a place to broadcast text information, allowind</text:p>
      <text:p text:style-name="P2"/>
      <text:h text:style-name="Heading_20_2" text:outline-level="2">Message Structure</text:h>
      <text:p text:style-name="P2">Every message begins with an exclamation point, followed by the N byte channel name, then a tilde as a separator , then the data, then a 2 byte checksum, then a closing newline(ASCII 10). <text:s/>All data should always be little-endian.</text:p>
      <text:p text:style-name="P2">Should the message contain multiple segments, separate them with unescaped tildes.</text:p>
      <text:h text:style-name="Heading_20_2" text:outline-level="2">Escaping</text:h>
      <text:p text:style-name="P2">Should a control symbol(!, ~, or \n) need to appear in data or <text:s/>channel name, the backslash is used to escape it. The character following a <text:s/>non-escaped <text:s/>backslash(even another backslash) is processed as a literal character.</text:p>
      <text:h text:style-name="Heading_20_2" text:outline-level="2">Checksum</text:h>
      <text:p text:style-name="P2">The checksum is a fletcher-256 sum computed over all bytes of the channel name and the data not including control chars or escapes. To compute the sum:</text:p>
      <text:p text:style-name="Preformatted_20_Text">set fast and slow to zero</text:p>
      <text:p text:style-name="Preformatted_20_Text">then for each byte to be hashed:</text:p>
      <text:p text:style-name="Preformatted_20_Text"><text:tab/>increment slow by the byte mod 256</text:p>
      <text:p text:style-name="Preformatted_20_Text"><text:tab/>increment fast by slow mod 256</text:p>
      <text:p text:style-name="Standard">The slow byte is transmitted first, making the checksum [slow,fast]. </text:p>
      <text:h text:style-name="Heading_20_2" text:outline-level="2">CSMA</text:h>
      <text:p text:style-name="P2">To remove the need for a bus master, we use the wired-OR Physical Layer and CSMA/CD. Before sending a message, a device must pick a random length of time, and wait until the bus has been free for that time.</text:p>
      <text:p text:style-name="P2">Devices must also listen while transmitting, and, if they detect a collision(via the wired-or), <text:soft-page-break/>immediately cease, wait another random period(preferably 2x the initial period) and ret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NSimSun" svg:font-family="NSimSun" style:font-family-generic="modern" style:font-pitch="fixed"/>
    <style:font-face style:name="Cardinal" svg:font-family="Cardinal" style:font-pitch="variable"/>
    <style:font-face style:name="Linux Libertine1" svg:font-family="'Linux Libertine'" style:font-pitch="variable"/>
    <style:font-face style:name="Linux Libertine" svg:font-family="'Linux Libertine'" style:font-adornments="Regular" style:font-pitch="variable"/>
    <style:font-face style:name="Quivira1" svg:font-family="Quivira" style:font-adornments="Bold" style:font-family-generic="roman" style:font-pitch="variable"/>
    <style:font-face style:name="Quivira" svg:font-family="Quivir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/>
      <style:text-properties style:font-name="Linux Libertine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fo:text-align="start" style:justify-single-word="false" style:page-number="auto" fo:keep-with-next="always"/>
      <style:text-properties style:font-name="Quivira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598in" style:page-number="auto" fo:keep-with-next="auto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0902in" fo:margin-bottom="0.0799in" fo:text-align="center" style:justify-single-word="false" style:page-number="auto"/>
      <style:text-properties style:font-name="Quivira1" fo:font-size="24pt" fo:font-weight="normal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0299in" fo:margin-bottom="0.0201in" fo:text-align="center" style:justify-single-word="false"/>
      <style:text-properties style:font-name="Quivira1" fo:font-size="20pt" fo:font-weight="normal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style:page-number="auto" fo:background-color="#c0c0c0" fo:padding="0.0201in" fo:border="0.06pt solid #000000" style:shadow="none" style:join-border="false">
        <style:background-image/>
      </style:paragraph-properties>
      <style:text-properties style:font-name="Quivira1" fo:font-size="14pt" fo:font-weight="normal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background-color="#e6e6e6" fo:padding="0.0201in" fo:border="0.06pt solid #000000" style:shadow="none" style:join-border="false">
        <style:background-image/>
      </style:paragraph-properties>
      <style:text-properties style:font-name="Quivira1" fo:font-size="12pt" fo:font-weight="normal" style:font-name-asian="SimSun" style:font-size-asian="12pt" style:font-weight-asian="bold" style:font-name-complex="Mangal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Mangal" style:font-size-complex="10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egal" style:family="paragraph" style:parent-style-name="Standard" style:class="text" style:master-page-name="">
      <style:paragraph-properties fo:text-align="center" style:justify-single-word="false" style:page-number="auto"/>
      <style:text-properties style:font-name="Courier New1" fo:font-size="10pt"/>
    </style:style>
    <style:style style:name="Preformatted_20_Text" style:display-name="Preformatted Text" style:family="paragraph" style:parent-style-name="Standard" style:class="html">
      <style:paragraph-properties fo:margin-top="0in" fo:margin-bottom="0in" fo:padding="0.0201in" fo:border="0.06pt solid #000000" style:shadow="none"/>
      <style:text-properties style:font-name="Courier New" fo:font-size="10pt" style:font-name-asian="NSimSun" style:font-size-asian="10pt" style:font-name-complex="Courier New" style:font-size-complex="10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Nontechnical" style:family="paragraph" style:parent-style-name="Text_20_body" style:class="text">
      <style:paragraph-properties fo:margin="100%" fo:margin-left="0in" fo:margin-right="0in" fo:margin-top="0in" fo:margin-bottom="0in" fo:text-align="justify" style:justify-single-word="false" fo:text-indent="0in" style:auto-text-indent="true"/>
    </style:style>
    <style:style style:name="Frame_20_contents" style:display-name="Frame contents" style:family="paragraph" style:parent-style-name="Text_20_body" style:class="extra"/>
    <style:style style:name="User_20_Index_20_3" style:display-name="User Index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Courier New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T1" style:family="text">
      <style:text-properties style:font-name="Linux Libertine1"/>
    </style:style>
    <style:style style:name="MT2" style:family="text">
      <style:text-properties style:font-name="Cardinal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shadow="none" style:writing-mode="lr-tb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itle>WBTV Version 1 Protocol Specification</text:title></text:span><text:span text:style-name="MT1"> by </text:span><text:span text:style-name="MT1"><text:initial-creator>Daniel Black</text:initial-creator></text:span><text:span text:style-name="MT2"><text:tab/></text:span>Page <text:page-number text:select-page="current">2</text:page-number> of <text:page-count>2</text:page-count>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30T23:59:55</meta:creation-date>
    <meta:editing-cycles>16</meta:editing-cycles>
    <meta:editing-duration>P1DT9H35M45S</meta:editing-duration>
    <dc:title>WBTV Version 1 Protocol Specification</dc:title>
    <meta:generator>LibreOffice/3.5$Linux_X86_64 LibreOffice_project/350m1$Build-2</meta:generator>
    <meta:initial-creator>Daniel Black</meta:initial-creator>
    <dc:date>2013-10-28T22:28:21</dc:date>
    <dc:creator>Daniel Black</dc:creator>
    <dc:subject>Protocol Spec</dc:subject>
    <meta:document-statistic meta:table-count="0" meta:image-count="0" meta:object-count="0" meta:page-count="2" meta:paragraph-count="30" meta:word-count="451" meta:character-count="2682" meta:non-whitespace-character-count="2250"/>
    <meta:template xlink:type="simple" xlink:actuate="onRequest" xlink:title="Gazebo Standard Template" xlink:href="../../../../../home/daniel/.config/libreoffice/3/user/template/Gazebo%20Standard%20Template.ott" meta:date="2013-08-30T23:59:54"/>
  </office:meta>
</office:document-meta>
</file>